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70000037176AABC20033EC47E.png" manifest:media-type="image/png"/>
  <manifest:file-entry manifest:full-path="Pictures/100000000000019B000001DB3DF6C453D45E1FE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73cm" svg:height="12.567cm" svg:x="2.446cm" svg:y="1.354cm">
          <draw:image xlink:href="Pictures/100000000000019B000001DB3DF6C453D45E1FED.jpg" xlink:type="simple" xlink:show="embed" xlink:actuate="onLoad">
            <text:p/>
          </draw:image>
        </draw:frame>
        <draw:frame draw:style-name="gr1" draw:text-style-name="P1" draw:layer="layout" svg:width="16.367cm" svg:height="18.999cm" svg:x="13.6cm" svg:y="1.001cm">
          <draw:image xlink:href="Pictures/10000201000002F70000037176AABC20033EC4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00:27:46.672604024</meta:creation-date>
    <dc:date>2019-10-22T00:28:58.899464917</dc:date>
    <meta:editing-duration>PT1M13S</meta:editing-duration>
    <meta:editing-cycles>1</meta:editing-cycles>
    <meta:document-statistic meta:object-count="2"/>
    <meta:generator>LibreOffice/6.0.7.3$Linux_X86_64 LibreOffice_project/00m0$Build-3</meta:generator>
  </office:meta>
</office:document-meta>
</file>